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06c6d2" officeooo:paragraph-rsid="0006c6d2"/>
    </style:style>
    <style:style style:name="P2" style:family="paragraph" style:parent-style-name="Standard">
      <style:paragraph-properties fo:text-align="justify" style:justify-single-word="false"/>
      <style:text-properties style:font-name="arial" officeooo:rsid="00070b88" officeooo:paragraph-rsid="00070b88"/>
    </style:style>
    <style:style style:name="P3" style:family="paragraph" style:parent-style-name="Standard">
      <style:paragraph-properties fo:text-align="justify" style:justify-single-word="false"/>
      <style:text-properties style:font-name="arial" officeooo:rsid="00078cc8" officeooo:paragraph-rsid="00078cc8"/>
    </style:style>
    <style:style style:name="P4" style:family="paragraph" style:parent-style-name="Standard">
      <style:paragraph-properties fo:text-align="justify" style:justify-single-word="false"/>
      <style:text-properties style:font-name="arial" officeooo:rsid="000ddcd0" officeooo:paragraph-rsid="000ddcd0"/>
    </style:style>
    <style:style style:name="P5" style:family="paragraph" style:parent-style-name="Standard">
      <style:paragraph-properties fo:text-align="justify" style:justify-single-word="false"/>
      <style:text-properties style:font-name="arial" officeooo:rsid="0012cc23" officeooo:paragraph-rsid="0012cc23"/>
    </style:style>
    <style:style style:name="P6" style:family="paragraph" style:parent-style-name="Standard">
      <style:paragraph-properties fo:text-align="justify" style:justify-single-word="false"/>
      <style:text-properties style:font-name="arial" officeooo:rsid="00140b34" officeooo:paragraph-rsid="00140b34"/>
    </style:style>
    <style:style style:name="P7" style:family="paragraph" style:parent-style-name="Standard">
      <style:paragraph-properties fo:text-align="justify" style:justify-single-word="false"/>
      <style:text-properties style:font-name="arial" officeooo:rsid="000eb240" officeooo:paragraph-rsid="001290cb"/>
    </style:style>
    <style:style style:name="T1" style:family="text">
      <style:text-properties officeooo:rsid="00070b88"/>
    </style:style>
    <style:style style:name="T2" style:family="text">
      <style:text-properties officeooo:rsid="00078cc8"/>
    </style:style>
    <style:style style:name="T3" style:family="text">
      <style:text-properties officeooo:rsid="0007c189"/>
    </style:style>
    <style:style style:name="T4" style:family="text">
      <style:text-properties officeooo:rsid="000a8a66"/>
    </style:style>
    <style:style style:name="T5" style:family="text">
      <style:text-properties fo:font-weight="normal" officeooo:rsid="000a8a66" style:font-weight-asian="normal" style:font-weight-complex="normal"/>
    </style:style>
    <style:style style:name="T6" style:family="text">
      <style:text-properties officeooo:rsid="001014da"/>
    </style:style>
    <style:style style:name="T7" style:family="text">
      <style:text-properties officeooo:rsid="0011d89a"/>
    </style:style>
    <style:style style:name="T8" style:family="text">
      <style:text-properties officeooo:rsid="0012cc23"/>
    </style:style>
    <style:style style:name="T9" style:family="text">
      <style:text-properties officeooo:rsid="00140b34"/>
    </style:style>
    <style:style style:name="T10" style:family="text">
      <style:text-properties officeooo:rsid="0015c946"/>
    </style:style>
    <style:style style:name="T11" style:family="text">
      <style:text-properties officeooo:rsid="001e8bf6"/>
    </style:style>
    <style:style style:name="T12" style:family="text">
      <style:text-properties officeooo:rsid="001ee0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Big Data diz respeito à acumulação de dados, tanto desestruturados quanto estruturados, que podem ser coletados de inúmeras formas, como, por exemplo, sensores, aplicativos, <text:span text:style-name="T1">lojas em geral, </text:span>sites de busca, de venda, <text:span text:style-name="T1">de relacionamento…. Há certa facilidade em se analisar dados estruturados, por outro lado, dados desestruturados requerem formas mais engenhosas para sua avaliação. Entretanto, ambos os dados podem ser analisados, preferencialmente por uma máquina (dado grande capacidade), a fim de gerar-se informação.</text:span></text:p>
      <text:p text:style-name="P1"/>
      <text:p text:style-name="P2">O dado coletado tem seu valor porém é apenas a partir do seu processamento que a informação é gerada. O valor agregado na informação produzida, que foi coletada a partir de incalculáveis fontes e de imensuráveis formas distintas, é surpreendente. <text:span text:style-name="T2">Visto que, a</text:span> partir dessas informações, decisões podem ser tomadas com base em verdadeiras <text:span text:style-name="T2">análises</text:span>, <text:span text:style-name="T2">gerando resultados muito mais favoráveis, daí seu valor e importância.</text:span></text:p>
      <text:p text:style-name="P2"/>
      <text:p text:style-name="P3">2) “O Big Data oferece significado, correlação, mas não oferece a causa”. <text:span text:style-name="T3">Um dos exemplos apresentados no texto a partir dessa frase é sobre a voz de Morgan Freeman. Pergunto-me se a causa seria de suma importância para a tomar-se uma decisão nesse caso. Por exemplo, já que tal informação pôde ser concluída, por que não fazer mais narrações de cunho intelectual com o ator citado? Já que pessoas com alto QI provavelmente prefeririam escutar algo desse gênero com a voz do ator. Certamente que seria mais valioso saber a causa, já que isso seria uma informação suplementar, porém não creio que esse tipo de incerteza seja capaz de eliminar por completo a tomada de decisão. Como será visto no item 3, isso pode gerar discussões éticas.</text:span></text:p>
      <text:p text:style-name="P3"/>
      <text:p text:style-name="P3">“<text:span text:style-name="T4">A análise do oceano de informações pode revelar um padrão, uma correlação, um significado antes </text:span><text:span text:style-name="T5">oculto</text:span><text:span text:style-name="T4"> e, quase sempre, ajuda a prever o futuro”. A palavra “oculto” inserida nessa frase é intrigante. O Big Data, unido com inteligência artificial e aprendizado de máquina podem gerar resultados que para nós humanos passam despercebidos. Há um exemplo na área de reconhecimento de imagem, em que foi fornecido grande quantidade de dados, neste caso, imagens de câncer, para um algorítimo adaptado à inteligência artificial e aprendizado de máquina. Ele foi capaz de, não apenas identificar o câncer, mas aumentar de 9 para 12 as características até então conhecidas ao interpretar a imagem de câncer. Ou seja, o algorítimo percebeu mais 3 feições nas imagens que antes passavam despercebidas nas observações dos médicos.</text:span></text:p>
      <text:p text:style-name="P3"/>
      <text:p text:style-name="P4">3) <text:span text:style-name="T8">A grande vantagem é o embasamento que a Big Data fornece nas tomadas de decisões. Humanos não são capazes, por si só, de analisar imensas quantidades de dados. Porém, com o auxílio oferecido por máquinas os dados podem ser processados, tornando-se informação. E essa informação oferece mais sustentação em decisões. Com isso se pode citar inúmeras vantagens.</text:span></text:p>
      <text:p text:style-name="P4"/>
      <text:p text:style-name="P5">Um primeiro exemplo seria <text:span text:style-name="T11">o (já citado acima) processamento de imagens. Isto é, fornecer vastas quantidades de dados e utilizar o aprendizado de máquina e inteligência artificial (e possivelmente aprendizagem profunda) para ensinar a máquina a reconhecer imagens. O reconhecimento de imagem tem outra extensa gama de vantagens, por exemplo a identificação de câncer, ou qualquer outro evento que se queira identificar a partir de imagem.</text:span></text:p>
      <text:p text:style-name="P5"/>
      <text:p text:style-name="P6">Outro exemplo poderia ser a famosa inteligência artificial que recomenda filmes, produtos, livros, podcasts <text:span text:style-name="T12">ou outros produtos (dependendo da IA). </text:span>Essa IA necessita ser treinada, e seu treino consiste da utilização dos dados dos comportamento dos consumidores, ou <text:soft-page-break/>seja, Big Data. Ela é capaz de analisar os dados coletados e recomendar algo com maior probabilidade de satisfazer a necessidade de seus clientes.</text:p>
      <text:p text:style-name="P4"/>
      <text:p text:style-name="P7">Por outro lado, um dos pontos negativos pode ser o de <text:span text:style-name="T6">discriminação</text:span>. <text:span text:style-name="T7">Suponha-se que um sistema de contratação de pessoas tenha sido treinado através de Big Data e aprendizagem de máquina, e instruído a contratar pessoas que tivessem o mesmo perfil dos funcionários de alto desempenho da empresa. Parece uma boa ideia, mas, e se tal algorítimo estivesse (não sabemos os parâmetros utilizados pelo sistema) eliminando pessoas com alta probabilidade de depressão futura? Com alta probabilidade de engravidar? Ou ainda, contratando pessoas agressivas, que podem ser bons funcionários e gerarem lucros, mas possuem um histórico violento? Apesar de tal algorítimo realmente contratar bons funcionários, será isso ético? Eliminar pessoas baseadas em inferência? Voltamos ao ponto do número 2, em que temos a informação útil, porém não sabemos a causa específica da decisão.</text:span></text:p>
      <text:p text:style-name="P7"/>
      <text:p text:style-name="P6">Outro ponto negativo <text:span text:style-name="T10">é possivelmente o tipo de dado que é fornecido, por exemplo, para uma AGI, isto é, inteligência artificial geral, capaz do processo autorretroativo de aprendizagem. Como visto no último trabalho sobre as leis de Asimov, nota-se que o tipo de dado, ou informação, entregue a uma AGI é importante. Caso sua base de informação for a internet como um todo, isso pode torná-la muito parecida com um ser humano. Há vantagens nisso, porém há também imensas desvantagens, visto que humanos não são totalmente capazes de possuir um bom relacionamento com o ambiente em que vivem (incluindo relacionamento com outros seres humanos), e isso não deveria ser ensinado a uma máquina. Portanto, a qualidade do dado fornecido a uma máquina possui relevância, e ao tratar-se da criação de uma possível futura AGI, algo catastróficamente imperfeito pode ser criado. Vide o chatbot criado pela Microsoft, que a partir de dados fornecidos pelos usuários do Twitter (humanos), tornou-se “um ser” de péssimo cará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8T13:25:43.375029684</meta:creation-date>
    <dc:date>2017-07-28T17:50:41.143274351</dc:date>
    <meta:editing-duration>PT14M48S</meta:editing-duration>
    <meta:editing-cycles>19</meta:editing-cycles>
    <meta:generator>LibreOffice/5.1.6.2$Linux_X86_64 LibreOffice_project/10m0$Build-2</meta:generator>
    <meta:document-statistic meta:table-count="0" meta:image-count="0" meta:object-count="0" meta:page-count="2" meta:paragraph-count="9" meta:word-count="876" meta:character-count="5586" meta:non-whitespace-character-count="4719"/>
  </office:meta>
</office:document-meta>
</file>